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3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57cm" svg:height="1.46cm" draw:transform="rotate (-0.386066830541146) translate (4.4823266321704cm 0.680241976326997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607) rotate (-2.15652882376419) translate (5.5398736382088cm 0.86719549264569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51) rotate (-2.15705242253979) translate (4.7524725199636cm 1.641024110951cm)" svg:viewBox="0 0 836 551" svg:d="M434 549c171-16 339-143 390-251 50-108-64-201-193-254-131-52-269-66-432 3s-262 183-153 322c109 138 218 195 388 180z">
          <text:p/>
        </draw:path>
        <draw:path draw:style-name="gr3" draw:text-style-name="P1" draw:layer="layout" svg:width="0.957cm" svg:height="1.46cm" draw:transform="rotate (-0.386066830541146) translate (5.8083266321704cm 0.571241976327004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7) rotate (-2.15652882376419) translate (6.8658736382088cm 0.75819549264569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5) rotate (-2.15705242253979) translate (6.0784725199636cm 1.5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4:53.630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